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8f245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8080" style:font-name="DejaVu Sans Mono" fo:font-size="9pt" fo:font-style="italic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08f245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0972be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972be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8080" style:font-name="DejaVu Sans Mono" fo:font-size="9pt" fo:font-style="italic"/>
    </style:style>
    <style:style style:name="T1" style:family="text">
      <style:text-properties fo:color="#000080" fo:font-weight="bold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size="9pt" fo:font-weight="bold" fo:background-color="#efefef" loext:char-shading-value="0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style:font-name="DejaVu Sans Mono" fo:font-size="9pt" fo:background-color="#efefef" loext:char-shading-value="0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0000ff" style:font-name="DejaVu Sans Mono" fo:font-size="9pt" fo:font-weight="bold"/>
    </style:style>
    <style:style style:name="T10" style:family="text">
      <style:text-properties fo:color="#0000ff" style:font-name="DejaVu Sans Mono" fo:font-size="9pt" fo:font-weight="bold" fo:background-color="#efefef" loext:char-shading-value="0"/>
    </style:style>
    <style:style style:name="T11" style:family="text">
      <style:text-properties fo:color="#0000ff" fo:font-weight="bold" fo:background-color="#efefef" loext:char-shading-value="0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008000" style:font-name="DejaVu Sans Mono" fo:font-size="9pt" fo:font-weight="bold" fo:background-color="#efefef" loext:char-shading-value="0"/>
    </style:style>
    <style:style style:name="T14" style:family="text">
      <style:text-properties fo:color="#008000" fo:font-weight="bold" fo:background-color="#efefef" loext:char-shading-value="0"/>
    </style:style>
    <style:style style:name="T15" style:family="text">
      <style:text-properties fo:color="#008000" fo:background-color="#efefef" loext:char-shading-value="0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ize="9pt" fo:font-style="italic"/>
    </style:style>
    <style:style style:name="T18" style:family="text">
      <style:text-properties fo:color="#0073bf" style:font-name="DejaVu Sans Mono" fo:font-size="9pt" fo:font-style="italic" fo:font-weight="bold"/>
    </style:style>
    <style:style style:name="T19" style:family="text">
      <style:text-properties fo:background-color="#efefe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9"/></text:p>
      <text:p text:style-name="P14"><text:span text:style-name="T19"/></text:p>
      <text:p text:style-name="P14"><text:span text:style-name="T19"/></text:p>
      <text:p text:style-name="P1"><text:span text:style-name="T19">/*============= RESETS =============*/</text:span></text:p>
      <text:p text:style-name="P1">/*-- iPhone X Remove Gutters --*/</text:p>
      <text:p text:style-name="P3"><text:span text:style-name="T1">html </text:span>{</text:p>
      <text:p text:style-name="P4"><text:s text:c="3"/><text:span text:style-name="T9">padding</text:span><text:span text:style-name="T5">: </text:span><text:span text:style-name="T3">env</text:span><text:span text:style-name="T5">(</text:span><text:span text:style-name="T3">safe-area-inset</text:span><text:span text:style-name="T5">);</text:span></text:p>
      <text:p text:style-name="P3">}</text:p>
      <text:p text:style-name="P1">/*-- Prevent Horizontal Scrolling &amp; Font Style --*/</text:p>
      <text:p text:style-name="P3"><text:span text:style-name="T1">html</text:span>, <text:span text:style-name="T1">body </text:span>{</text:p>
      <text:p text:style-name="P4"><text:s text:c="3"/><text:span text:style-name="T9">overflow-x</text:span><text:span text:style-name="T5">: </text:span><text:span text:style-name="T12">hidden</text:span><text:span text:style-name="T5">;</text:span></text:p>
      <text:p text:style-name="P4"><text:s text:c="3"/><text:span text:style-name="T9">font-family</text:span><text:span text:style-name="T5">: </text:span><text:span text:style-name="T12">'Lato'</text:span><text:span text:style-name="T5">, </text:span><text:span text:style-name="T12">sans-serif</text:span><text:span text:style-name="T5">;</text:span></text:p>
      <text:p text:style-name="P4"><text:s text:c="3"/><text:span text:style-name="T9">color</text:span><text:span text:style-name="T5">: </text:span><text:span text:style-name="T3">#505962</text:span><text:span text:style-name="T5">;</text:span></text:p>
      <text:p text:style-name="P3">}</text:p>
      <text:p text:style-name="P3">.<text:span text:style-name="T1">text-nuno </text:span>{</text:p>
      <text:p text:style-name="P4"><text:s text:c="3"/><text:span text:style-name="T9">color</text:span><text:span text:style-name="T5">: </text:span><text:span text:style-name="T3">#66c2ff</text:span><text:span text:style-name="T5">;</text:span></text:p>
      <text:p text:style-name="P3">}</text:p>
      <text:p text:style-name="P3">.<text:span text:style-name="T1">offset</text:span>:<text:span text:style-name="T1">before </text:span>{</text:p>
      <text:p text:style-name="P4"><text:s text:c="3"/><text:span text:style-name="T9">content</text:span><text:span text:style-name="T5">:</text:span><text:span text:style-name="T12">""</text:span><text:span text:style-name="T5">;</text:span></text:p>
      <text:p text:style-name="P4"><text:s text:c="3"/><text:span text:style-name="T9">height</text:span><text:span text:style-name="T5">: </text:span><text:span text:style-name="T8">4</text:span><text:span text:style-name="T12">rem</text:span><text:span text:style-name="T5">;</text:span></text:p>
      <text:p text:style-name="P4"><text:s text:c="3"/><text:span text:style-name="T9">display</text:span><text:span text:style-name="T5">: </text:span><text:span text:style-name="T12">block</text:span><text:span text:style-name="T5">;</text:span></text:p>
      <text:p text:style-name="P4"><text:s text:c="3"/><text:span text:style-name="T9">margin-top</text:span><text:span text:style-name="T5">: -</text:span><text:span text:style-name="T8">4</text:span><text:span text:style-name="T12">rem</text:span><text:span text:style-name="T5">;</text:span></text:p>
      <text:p text:style-name="P3">}</text:p>
      <text:p text:style-name="P1">/*--- Nav Scrolling Offset --*/</text:p>
      <text:p text:style-name="P1">/*--- Extra Bootstrap Column Padding --*/</text:p>
      <text:p text:style-name="P9">/</text:p>
      <text:p text:style-name="P9"/>
      <text:p text:style-name="P9">*============= NAVIGATION =============*/</text:p>
      <text:p text:style-name="P2"><text:s text:c="3"/><text:span text:style-name="T6">/*medida del logo en navbar--------*/</text:span></text:p>
      <text:p text:style-name="P3">.<text:span text:style-name="T1">navbar-brand img </text:span>{</text:p>
      <text:p text:style-name="P4"><text:s text:c="3"/><text:span text:style-name="T9">height</text:span><text:span text:style-name="T5">: </text:span><text:span text:style-name="T8">3</text:span><text:span text:style-name="T12">rem</text:span><text:span text:style-name="T5">;</text:span></text:p>
      <text:p text:style-name="P3">}</text:p>
      <text:p text:style-name="P4"><text:s text:c="2"/><text:span text:style-name="T17">/*-----espacios entre bordes del navbar-----*/</text:span></text:p>
      <text:p text:style-name="P3">.<text:span text:style-name="T1">navbar </text:span>{</text:p>
      <text:p text:style-name="P4"><text:s text:c="3"/><text:span text:style-name="T9">padding</text:span><text:span text:style-name="T5">: </text:span><text:span text:style-name="T8">.7</text:span><text:span text:style-name="T12">rem </text:span><text:span text:style-name="T8">1</text:span><text:span text:style-name="T12">rem</text:span><text:span text:style-name="T5">;</text:span></text:p>
      <text:p text:style-name="P4"><text:s text:c="3"/><text:span text:style-name="T9">text-transform</text:span><text:span text:style-name="T5">: </text:span><text:span text:style-name="T12">uppercase</text:span><text:span text:style-name="T5">;</text:span></text:p>
      <text:p text:style-name="P4"><text:s text:c="3"/><text:span text:style-name="T9">font-weight</text:span><text:span text:style-name="T5">: </text:span><text:span text:style-name="T8">700</text:span><text:span text:style-name="T5">;</text:span></text:p>
      <text:p text:style-name="P4"><text:s text:c="3"/><text:span text:style-name="T9">letter-spacing</text:span><text:span text:style-name="T5">: </text:span><text:span text:style-name="T8">.4</text:span><text:span text:style-name="T12">rem</text:span><text:span text:style-name="T5">;</text:span></text:p>
      <text:p text:style-name="P4"><text:s text:c="3"/><text:span text:style-name="T9">font-size</text:span><text:span text:style-name="T5">: </text:span><text:span text:style-name="T8">.9</text:span><text:span text:style-name="T12">rem</text:span><text:span text:style-name="T5">;</text:span></text:p>
      <text:p text:style-name="P4"><text:s text:c="3"/><text:span text:style-name="T9">transition</text:span><text:span text:style-name="T5">: </text:span><text:span text:style-name="T12">background-color </text:span><text:span text:style-name="T8">.5</text:span><text:span text:style-name="T12">s ease</text:span><text:span text:style-name="T5">;</text:span></text:p>
      <text:p text:style-name="P3">}</text:p>
      <text:p text:style-name="P3">.<text:span text:style-name="T1">navbar-nav li </text:span>{</text:p>
      <text:p text:style-name="P4"><text:s text:c="3"/><text:span text:style-name="T9">padding-right</text:span><text:span text:style-name="T5">: </text:span><text:span text:style-name="T8">.6</text:span><text:span text:style-name="T12">rem</text:span><text:span text:style-name="T5">;</text:span></text:p>
      <text:p text:style-name="P3">}</text:p>
      <text:p text:style-name="P4"><text:s/><text:span text:style-name="T17">/*----color de fondo de las palabras de navbaar---home-equipo---etc----*/</text:span></text:p>
      <text:p text:style-name="P3">.<text:span text:style-name="T1">navbar-nav </text:span>.<text:span text:style-name="T1">nav-link </text:span>{</text:p>
      <text:p text:style-name="P4"><text:s text:c="3"/><text:span text:style-name="T9">color</text:span><text:span text:style-name="T5">: </text:span><text:span text:style-name="T12">white</text:span><text:span text:style-name="T5">;</text:span></text:p>
      <text:p text:style-name="P4"><text:s text:c="3"/><text:span text:style-name="T9">padding-top</text:span><text:span text:style-name="T5">: </text:span><text:span text:style-name="T8">3</text:span><text:span text:style-name="T12">rem</text:span><text:span text:style-name="T5">;</text:span></text:p>
      <text:p text:style-name="P3">}</text:p>
      <text:p text:style-name="P4"><text:s text:c="3"/><text:span text:style-name="T17">/*-----cambio de color de las palabras del navbar--------------------*/</text:span></text:p>
      <text:p text:style-name="P3">.<text:span text:style-name="T1">navbar-nav </text:span>.<text:span text:style-name="T1">nav-link</text:span>.<text:span text:style-name="T1">active</text:span>,</text:p>
      <text:p text:style-name="P3">.<text:span text:style-name="T1">navbar-nav </text:span>.<text:span text:style-name="T1">nav-link</text:span>:<text:span text:style-name="T1">hover </text:span>{</text:p>
      <text:p text:style-name="P4"><text:s text:c="3"/><text:span text:style-name="T9">color</text:span><text:span text:style-name="T5">: </text:span><text:span text:style-name="T3">#66c2ff</text:span><text:span text:style-name="T5">;</text:span></text:p>
      <text:p text:style-name="P3">}</text:p>
      <text:p text:style-name="P13"><text:s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oft-page-break/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>/*----color y tamano del sanwich-----*/</text:span></text:p>
      <text:p text:style-name="P3">.<text:span text:style-name="T1">custom-toggler-icon </text:span>{</text:p>
      <text:p text:style-name="P4"><text:s text:c="3"/><text:span text:style-name="T9">color</text:span><text:span text:style-name="T5">: </text:span><text:span text:style-name="T12">white</text:span><text:span text:style-name="T5">;</text:span></text:p>
      <text:p text:style-name="P4"><text:s text:c="3"/><text:span text:style-name="T9">font-size</text:span><text:span text:style-name="T5">: </text:span><text:span text:style-name="T8">2</text:span><text:span text:style-name="T12">rem</text:span><text:span text:style-name="T5">;</text:span></text:p>
      <text:p text:style-name="P3">}</text:p>
      <text:p text:style-name="P3">.<text:span text:style-name="T1">navbar</text:span>.<text:span text:style-name="T1">solid </text:span>{</text:p>
      <text:p text:style-name="P4"><text:s text:c="3"/><text:span text:style-name="T9">background</text:span><text:span text:style-name="T5">: </text:span><text:span text:style-name="T3">rgba</text:span><text:span text:style-name="T5">(</text:span><text:span text:style-name="T8">0</text:span><text:span text:style-name="T5">,</text:span><text:span text:style-name="T8">0</text:span><text:span text:style-name="T5">,</text:span><text:span text:style-name="T8">0</text:span><text:span text:style-name="T5">, </text:span><text:span text:style-name="T8">.7</text:span><text:span text:style-name="T5">)</text:span><text:span text:style-name="T3">!important</text:span><text:span text:style-name="T5">;</text:span></text:p>
      <text:p text:style-name="P4"><text:s text:c="3"/><text:span text:style-name="T9">transition</text:span><text:span text:style-name="T5">: </text:span><text:span text:style-name="T12">background-color </text:span><text:span text:style-name="T8">1</text:span><text:span text:style-name="T12">s ease</text:span><text:span text:style-name="T5">;</text:span></text:p>
      <text:p text:style-name="P3">}</text:p>
      <text:p text:style-name="P3">.<text:span text:style-name="T1">navbar</text:span>.<text:span text:style-name="T1">solid-toggle <text:s/></text:span>{</text:p>
      <text:p text:style-name="P4"><text:s text:c="3"/><text:span text:style-name="T9">background</text:span><text:span text:style-name="T5">: </text:span><text:span text:style-name="T3">rgba</text:span><text:span text:style-name="T5">(</text:span><text:span text:style-name="T8">0</text:span><text:span text:style-name="T5">,</text:span><text:span text:style-name="T8">0</text:span><text:span text:style-name="T5">,</text:span><text:span text:style-name="T8">0</text:span><text:span text:style-name="T5">, </text:span><text:span text:style-name="T8">.7</text:span><text:span text:style-name="T5">)</text:span><text:span text:style-name="T3">!important</text:span><text:span text:style-name="T5">;</text:span></text:p>
      <text:p text:style-name="P4"><text:s text:c="3"/><text:span text:style-name="T9">transition</text:span><text:span text:style-name="T5">: </text:span><text:span text:style-name="T12">background-color </text:span><text:span text:style-name="T8">1</text:span><text:span text:style-name="T12">s ease</text:span><text:span text:style-name="T5">;</text:span></text:p>
      <text:p text:style-name="P3">}</text:p>
      <text:p text:style-name="P1">/*-- Remove Button Outline ------ sacarle un revorde al sanwich--- informate-*/</text:p>
      <text:p text:style-name="P3"><text:span text:style-name="T1">button</text:span>:<text:span text:style-name="T1">focus</text:span>, <text:span text:style-name="T1">a</text:span>:<text:span text:style-name="T1">focus</text:span>, <text:span text:style-name="T1">a</text:span>.<text:span text:style-name="T1">btn</text:span>:<text:span text:style-name="T1">focus </text:span>{</text:p>
      <text:p text:style-name="P4"><text:s text:c="3"/><text:span text:style-name="T9">outline</text:span><text:span text:style-name="T5">: </text:span><text:span text:style-name="T8">0</text:span><text:span text:style-name="T5">;</text:span></text:p>
      <text:p text:style-name="P4"><text:s text:c="3"/><text:span text:style-name="T9">-webkit-appearance</text:span><text:span text:style-name="T5">: </text:span><text:span text:style-name="T12">none</text:span><text:span text:style-name="T5">;</text:span></text:p>
      <text:p text:style-name="P4"><text:s text:c="3"/><text:span text:style-name="T9">box-shadow</text:span><text:span text:style-name="T5">: </text:span><text:span text:style-name="T12">none</text:span><text:span text:style-name="T5">;</text:span></text:p>
      <text:p text:style-name="P4"><text:s text:c="3"/><text:span text:style-name="T9">transition</text:span><text:span text:style-name="T5">: </text:span><text:span text:style-name="T12">all </text:span><text:span text:style-name="T8">.6</text:span><text:span text:style-name="T12">s ease</text:span><text:span text:style-name="T5">;</text:span></text:p>
      <text:p text:style-name="P3">}</text:p>
      <text:p text:style-name="P4"><text:s text:c="2"/><text:span text:style-name="T17">/*----transicion de los colores en los botones-------*/</text:span></text:p>
      <text:p text:style-name="P3"><text:span text:style-name="T1">button</text:span>, <text:span text:style-name="T1">a</text:span>, <text:span text:style-name="T1">a</text:span>.<text:span text:style-name="T1">btn </text:span>,</text:p>
      <text:p text:style-name="P3">.<text:span text:style-name="T1">svg-inline--fa </text:span>{</text:p>
      <text:p text:style-name="P4"><text:s text:c="3"/><text:span text:style-name="T9">transition</text:span><text:span text:style-name="T5">: </text:span><text:span text:style-name="T12">all </text:span><text:span text:style-name="T8">.6</text:span><text:span text:style-name="T12">s ease</text:span><text:span text:style-name="T5">;</text:span></text:p>
      <text:p text:style-name="P3">}</text:p>
      <text:p text:style-name="P1">/*============= LANDING PAGE =============*/</text:p>
      <text:p text:style-name="P3">.<text:span text:style-name="T1">landing </text:span>{</text:p>
      <text:p text:style-name="P4"><text:s text:c="3"/><text:span text:style-name="T9">position</text:span><text:span text:style-name="T5">: </text:span><text:span text:style-name="T12">relative</text:span><text:span text:style-name="T5">;</text:span></text:p>
      <text:p text:style-name="P4"><text:s text:c="3"/><text:span text:style-name="T9">width</text:span><text:span text:style-name="T5">: </text:span><text:span text:style-name="T8">100</text:span><text:span text:style-name="T5">%;</text:span></text:p>
      <text:p text:style-name="P4"><text:s text:c="3"/><text:span text:style-name="T9">height</text:span><text:span text:style-name="T5">: </text:span><text:span text:style-name="T8">100</text:span><text:span text:style-name="T12">vh</text:span><text:span text:style-name="T5">;</text:span></text:p>
      <text:p text:style-name="P4"><text:s text:c="3"/><text:span text:style-name="T9">display</text:span><text:span text:style-name="T5">: </text:span><text:span text:style-name="T12">table</text:span><text:span text:style-name="T5">;</text:span></text:p>
      <text:p text:style-name="P4"><text:s text:c="3"/><text:span text:style-name="T9">z-index</text:span><text:span text:style-name="T5">: -</text:span><text:span text:style-name="T8">1</text:span><text:span text:style-name="T5">;</text:span></text:p>
      <text:p text:style-name="P3">}</text:p>
      <text:p text:style-name="P3">.<text:span text:style-name="T1">home-wrap </text:span>{</text:p>
      <text:p text:style-name="P4"><text:s text:c="3"/><text:span text:style-name="T9">clip</text:span><text:span text:style-name="T5">: </text:span><text:span text:style-name="T3">rect</text:span><text:span text:style-name="T5">(</text:span><text:span text:style-name="T8">0</text:span><text:span text:style-name="T5">, </text:span><text:span text:style-name="T12">auto</text:span><text:span text:style-name="T5">, </text:span><text:span text:style-name="T12">auto</text:span><text:span text:style-name="T5">, </text:span><text:span text:style-name="T8">0</text:span><text:span text:style-name="T5">);</text:span></text:p>
      <text:p text:style-name="P4"><text:s text:c="3"/><text:span text:style-name="T9">position</text:span><text:span text:style-name="T5">: </text:span><text:span text:style-name="T12">absolute</text:span><text:span text:style-name="T5">;</text:span></text:p>
      <text:p text:style-name="P4"><text:s text:c="3"/><text:span text:style-name="T9">height</text:span><text:span text:style-name="T5">: </text:span><text:span text:style-name="T8">100</text:span><text:span text:style-name="T5">%;</text:span></text:p>
      <text:p text:style-name="P4"><text:s text:c="3"/><text:span text:style-name="T9">width</text:span><text:span text:style-name="T5">: </text:span><text:span text:style-name="T8">100</text:span><text:span text:style-name="T5">%;</text:span></text:p>
      <text:p text:style-name="P4"><text:s text:c="3"/><text:span text:style-name="T9">top</text:span><text:span text:style-name="T5">: </text:span><text:span text:style-name="T8">0</text:span><text:span text:style-name="T5">;</text:span></text:p>
      <text:p text:style-name="P4"><text:s text:c="3"/><text:span text:style-name="T9">left</text:span><text:span text:style-name="T5">: </text:span><text:span text:style-name="T8">0</text:span><text:span text:style-name="T5">;</text:span></text:p>
      <text:p text:style-name="P3">}</text:p>
      <text:p text:style-name="P3">.<text:span text:style-name="T1">home-inner </text:span>{</text:p>
      <text:p text:style-name="P4"><text:s text:c="3"/><text:span text:style-name="T9">background-image</text:span><text:span text:style-name="T5">: </text:span><text:span text:style-name="T3">url</text:span><text:span text:style-name="T5">(</text:span><text:span text:style-name="T12">'../img/computers.jpg'</text:span><text:span text:style-name="T5">);</text:span></text:p>
      <text:p text:style-name="P4"><text:s text:c="3"/><text:span text:style-name="T9">position</text:span><text:span text:style-name="T5">: </text:span><text:span text:style-name="T12">fixed</text:span><text:span text:style-name="T5">;</text:span></text:p>
      <text:p text:style-name="P4"><text:s text:c="3"/><text:span text:style-name="T9">height</text:span><text:span text:style-name="T5">: </text:span><text:span text:style-name="T8">100</text:span><text:span text:style-name="T5">%;</text:span></text:p>
      <text:p text:style-name="P4"><text:s text:c="3"/><text:span text:style-name="T9">width</text:span><text:span text:style-name="T5">: </text:span><text:span text:style-name="T8">100</text:span><text:span text:style-name="T5">%;</text:span></text:p>
      <text:p text:style-name="P4"><text:s text:c="3"/><text:span text:style-name="T9">background-size</text:span><text:span text:style-name="T5">: </text:span><text:span text:style-name="T12">cover</text:span><text:span text:style-name="T5">;</text:span></text:p>
      <text:p text:style-name="P4"><text:s text:c="3"/><text:span text:style-name="T9">background-position</text:span><text:span text:style-name="T5">: </text:span><text:span text:style-name="T12">center center</text:span><text:span text:style-name="T5">;</text:span></text:p>
      <text:p text:style-name="P4"><text:s text:c="3"/><text:span text:style-name="T9">-webkit-transform</text:span><text:span text:style-name="T5">: </text:span><text:span text:style-name="T3">translateZ</text:span><text:span text:style-name="T5">(</text:span><text:span text:style-name="T8">0</text:span><text:span text:style-name="T5">);</text:span></text:p>
      <text:p text:style-name="P4"><text:s text:c="3"/><text:span text:style-name="T9">transform</text:span><text:span text:style-name="T5">: </text:span><text:span text:style-name="T3">translateZ</text:span><text:span text:style-name="T5">(</text:span><text:span text:style-name="T8">0</text:span><text:span text:style-name="T5">);</text:span></text:p>
      <text:p text:style-name="P4"><text:s text:c="3"/><text:span text:style-name="T9">will-change</text:span><text:span text:style-name="T5">: </text:span><text:span text:style-name="T3">transform</text:span><text:span text:style-name="T5">;</text:span></text:p>
      <text:p text:style-name="P4"><text:s text:c="3"/><text:span text:style-name="T9">display</text:span><text:span text:style-name="T5">: </text:span><text:span text:style-name="T12">table</text:span><text:span text:style-name="T5">;</text:span></text:p>
      <text:p text:style-name="P3">}</text:p>
      <text:p text:style-name="P13"><text:s text:c="4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oft-page-break/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>/*---------------Titulos de la pagina central--------*/</text:span></text:p>
      <text:p text:style-name="P3">.<text:span text:style-name="T1">caption </text:span>{</text:p>
      <text:p text:style-name="P4"><text:s text:c="3"/><text:span text:style-name="T9">z-index</text:span><text:span text:style-name="T5">: </text:span><text:span text:style-name="T8">1</text:span><text:span text:style-name="T5">;</text:span></text:p>
      <text:p text:style-name="P4"><text:s text:c="3"/><text:span text:style-name="T9">position</text:span><text:span text:style-name="T5">: </text:span><text:span text:style-name="T12">absolute</text:span><text:span text:style-name="T5">;</text:span></text:p>
      <text:p text:style-name="P4"><text:s text:c="3"/><text:span text:style-name="T9">top</text:span><text:span text:style-name="T5">: </text:span><text:span text:style-name="T8">38</text:span><text:span text:style-name="T5">%;</text:span></text:p>
      <text:p text:style-name="P4"><text:s text:c="3"/><text:span text:style-name="T9">width</text:span><text:span text:style-name="T5">: </text:span><text:span text:style-name="T8">100</text:span><text:span text:style-name="T5">%; <text:s text:c="3"/></text:span><text:span text:style-name="T17">/*-----centrar el titulo--------*/</text:span></text:p>
      <text:p text:style-name="P4"><text:span text:style-name="T16"><text:s text:c="3"/></text:span><text:span text:style-name="T9">max-width</text:span><text:span text:style-name="T5">: </text:span><text:span text:style-name="T8">100</text:span><text:span text:style-name="T5">%;</text:span></text:p>
      <text:p text:style-name="P3">}</text:p>
      <text:p text:style-name="P3">.<text:span text:style-name="T1">caption h1 </text:span>{</text:p>
      <text:p text:style-name="P4"><text:s text:c="3"/><text:span text:style-name="T9">font-size</text:span><text:span text:style-name="T5">: </text:span><text:span text:style-name="T8">4</text:span><text:span text:style-name="T12">rem</text:span><text:span text:style-name="T5">;</text:span></text:p>
      <text:p text:style-name="P4"><text:s text:c="3"/><text:span text:style-name="T9">letter-spacing</text:span><text:span text:style-name="T5">: </text:span><text:span text:style-name="T8">.3</text:span><text:span text:style-name="T12">rem</text:span><text:span text:style-name="T5">;</text:span></text:p>
      <text:p text:style-name="P4"><text:s text:c="3"/><text:span text:style-name="T9">text-shadow</text:span><text:span text:style-name="T5">: </text:span><text:span text:style-name="T8">.1</text:span><text:span text:style-name="T12">rem </text:span><text:span text:style-name="T8">.1</text:span><text:span text:style-name="T12">rem </text:span><text:span text:style-name="T8">.8</text:span><text:span text:style-name="T12">rem black</text:span><text:span text:style-name="T5">;</text:span></text:p>
      <text:p text:style-name="P4"><text:s text:c="3"/><text:span text:style-name="T9">padding-bottom</text:span><text:span text:style-name="T5">: </text:span><text:span text:style-name="T8">1</text:span><text:span text:style-name="T12">rem</text:span><text:span text:style-name="T5">;</text:span></text:p>
      <text:p text:style-name="P3">}</text:p>
      <text:p text:style-name="P3">.<text:span text:style-name="T1">caption h2 </text:span>{</text:p>
      <text:p text:style-name="P4"><text:s text:c="3"/><text:span text:style-name="T9">font-size</text:span><text:span text:style-name="T5">: </text:span><text:span text:style-name="T8">2.5</text:span><text:span text:style-name="T12">rem</text:span><text:span text:style-name="T5">;</text:span></text:p>
      <text:p text:style-name="P4"><text:s text:c="3"/><text:span text:style-name="T9">text-shadow</text:span><text:span text:style-name="T5">: </text:span><text:span text:style-name="T8">.1</text:span><text:span text:style-name="T12">rem </text:span><text:span text:style-name="T8">.1</text:span><text:span text:style-name="T12">rem </text:span><text:span text:style-name="T8">.5</text:span><text:span text:style-name="T12">rem black</text:span><text:span text:style-name="T5">;</text:span></text:p>
      <text:p text:style-name="P4"><text:s text:c="3"/><text:span text:style-name="T9">padding-bottom</text:span><text:span text:style-name="T5">: </text:span><text:span text:style-name="T8">2</text:span><text:span text:style-name="T12">rem</text:span><text:span text:style-name="T5">;</text:span></text:p>
      <text:p text:style-name="P3">}</text:p>
      <text:p text:style-name="P3">.<text:span text:style-name="T1">caption </text:span>.<text:span text:style-name="T1">btn-lg </text:span>{</text:p>
      <text:p text:style-name="P4"><text:s text:c="3"/><text:span text:style-name="T9">border-width</text:span><text:span text:style-name="T5">: </text:span><text:span text:style-name="T12">medium</text:span><text:span text:style-name="T5">;</text:span></text:p>
      <text:p text:style-name="P4"><text:s text:c="3"/><text:span text:style-name="T9">padding</text:span><text:span text:style-name="T5">: </text:span><text:span text:style-name="T8">.8</text:span><text:span text:style-name="T12">rem </text:span><text:span text:style-name="T8">1.5</text:span><text:span text:style-name="T12">rem</text:span><text:span text:style-name="T5">;</text:span></text:p>
      <text:p text:style-name="P4"><text:s text:c="3"/><text:span text:style-name="T9">font-size</text:span><text:span text:style-name="T5">: </text:span><text:span text:style-name="T8">1.1</text:span><text:span text:style-name="T12">rem</text:span><text:span text:style-name="T5">;</text:span></text:p>
      <text:p text:style-name="P3">}</text:p>
      <text:p text:style-name="P1">/*-----------flecha roja----------------*/</text:p>
      <text:p text:style-name="P3">.<text:span text:style-name="T1">arrow </text:span>{</text:p>
      <text:p text:style-name="P4"><text:s text:c="4"/><text:span text:style-name="T9">position</text:span><text:span text:style-name="T5">: </text:span><text:span text:style-name="T12">absolute</text:span><text:span text:style-name="T5">;</text:span></text:p>
      <text:p text:style-name="P4"><text:s text:c="4"/><text:span text:style-name="T9">bottom</text:span><text:span text:style-name="T5">: </text:span><text:span text:style-name="T8">0</text:span><text:span text:style-name="T5">;</text:span></text:p>
      <text:p text:style-name="P4"><text:s text:c="4"/><text:span text:style-name="T9">width</text:span><text:span text:style-name="T5">: </text:span><text:span text:style-name="T8">100</text:span><text:span text:style-name="T5">%;</text:span></text:p>
      <text:p text:style-name="P4"><text:s text:c="4"/><text:span text:style-name="T9">animation</text:span><text:span text:style-name="T5">: </text:span><text:span text:style-name="T3">bounce </text:span><text:span text:style-name="T8">2</text:span><text:span text:style-name="T12">s infinite</text:span><text:span text:style-name="T5">;</text:span></text:p>
      <text:p text:style-name="P4"><text:s text:c="4"/><text:span text:style-name="T9">-webkit-animation</text:span><text:span text:style-name="T5">: </text:span><text:span text:style-name="T3">bounce </text:span><text:span text:style-name="T8">2</text:span><text:span text:style-name="T12">s infinite</text:span><text:span text:style-name="T5">;</text:span></text:p>
      <text:p text:style-name="P3">}</text:p>
      <text:p text:style-name="P3">.<text:span text:style-name="T1">down-arrow </text:span>.<text:span text:style-name="T1">svg-inline--fa </text:span>{</text:p>
      <text:p text:style-name="P4"><text:s text:c="4"/><text:span text:style-name="T9">color</text:span><text:span text:style-name="T5">: </text:span><text:span text:style-name="T12">red</text:span><text:span text:style-name="T5">;</text:span></text:p>
      <text:p text:style-name="P4"><text:s text:c="4"/><text:span text:style-name="T9">font-size</text:span><text:span text:style-name="T5">: </text:span><text:span text:style-name="T8">4</text:span><text:span text:style-name="T12">rem</text:span><text:span text:style-name="T5">;</text:span></text:p>
      <text:p text:style-name="P4"><text:s text:c="4"/><text:span text:style-name="T9">opacity</text:span><text:span text:style-name="T5">: </text:span><text:span text:style-name="T8">.3</text:span><text:span text:style-name="T5">;</text:span></text:p>
      <text:p text:style-name="P3">}</text:p>
      <text:p text:style-name="P3">.<text:span text:style-name="T1">down-arrow </text:span>.<text:span text:style-name="T1">svg-inline--fa</text:span>:<text:span text:style-name="T1">hover </text:span>{</text:p>
      <text:p text:style-name="P4"><text:s text:c="4"/><text:span text:style-name="T9">opacity</text:span><text:span text:style-name="T5">: </text:span><text:span text:style-name="T8">.3</text:span><text:span text:style-name="T5">;</text:span></text:p>
      <text:p text:style-name="P3">}</text:p>
      <text:p text:style-name="P1">/*-----------termina flecha roja-----------*/</text:p>
      <text:p text:style-name="P1">/*============= FEATURES SECTION =============*/</text:p>
      <text:p text:style-name="P1">/*------totalmente gratis !!-----------*/</text:p>
      <text:p text:style-name="P3">.<text:span text:style-name="T1">btn-sm </text:span>{</text:p>
      <text:p text:style-name="P4"><text:s text:c="3"/><text:span text:style-name="T9">background-color</text:span><text:span text:style-name="T5">: </text:span><text:span text:style-name="T3">#b2b2b2</text:span><text:span text:style-name="T5">;</text:span></text:p>
      <text:p text:style-name="P4"><text:s text:c="3"/><text:span text:style-name="T9">border-width</text:span><text:span text:style-name="T5">: </text:span><text:span text:style-name="T12">small</text:span><text:span text:style-name="T5">;</text:span></text:p>
      <text:p text:style-name="P4"><text:s text:c="3"/><text:span text:style-name="T9">border-radius</text:span><text:span text:style-name="T5">: </text:span><text:span text:style-name="T8">0</text:span><text:span text:style-name="T5">;</text:span></text:p>
      <text:p text:style-name="P4"><text:s text:c="3"/><text:span text:style-name="T9">padding</text:span><text:span text:style-name="T5">: </text:span><text:span text:style-name="T8">.5</text:span><text:span text:style-name="T12">rem </text:span><text:span text:style-name="T8">1.1</text:span><text:span text:style-name="T12">rem</text:span><text:span text:style-name="T5">;</text:span></text:p>
      <text:p text:style-name="P4"><text:s text:c="3"/><text:span text:style-name="T9">text-transform</text:span><text:span text:style-name="T5">: </text:span><text:span text:style-name="T12">uppercase</text:span><text:span text:style-name="T5">;</text:span></text:p>
      <text:p text:style-name="P4"><text:s text:c="3"/><text:span text:style-name="T9">font-size</text:span><text:span text:style-name="T5">: </text:span><text:span text:style-name="T8">.8</text:span><text:span text:style-name="T12">rem</text:span><text:span text:style-name="T5">;</text:span></text:p>
      <text:p text:style-name="P4"><text:s text:c="3"/><text:span text:style-name="T9">margin</text:span><text:span text:style-name="T5">: </text:span><text:span text:style-name="T8">1</text:span><text:span text:style-name="T12">rem</text:span><text:span text:style-name="T5">;</text:span></text:p>
      <text:p text:style-name="P3">}</text:p>
      <text:p text:style-name="P1">/*===== FIXED BACKGROUND IMG DARK =====*/</text:p>
      <text:p text:style-name="P1">/*--- iOS Fixed Background Image --*/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/*============= PORTFOLIO SECTION =============*/</text:p>
      <text:p text:style-name="P3">.<text:span text:style-name="T1">maletin-item img</text:span>:<text:span text:style-name="T1">hover </text:span>{</text:p>
      <text:p text:style-name="P4"><text:s text:c="4"/><text:span text:style-name="T9">transform</text:span><text:span text:style-name="T5">: </text:span><text:span text:style-name="T3">scale</text:span><text:span text:style-name="T5">(</text:span><text:span text:style-name="T8">1.3</text:span><text:span text:style-name="T5">);</text:span></text:p>
      <text:p text:style-name="P4"><text:s text:c="4"/><text:span text:style-name="T9">cursor</text:span><text:span text:style-name="T5">: </text:span><text:span text:style-name="T12">zoom-in</text:span><text:span text:style-name="T5">;</text:span></text:p>
      <text:p text:style-name="P3">}</text:p>
      <text:p text:style-name="P3">.<text:span text:style-name="T1">maletin-item img</text:span>{</text:p>
      <text:p text:style-name="P4"><text:s text:c="4"/><text:span text:style-name="T9">transition</text:span><text:span text:style-name="T5">: </text:span><text:span text:style-name="T3">transform </text:span><text:span text:style-name="T8">.4</text:span><text:span text:style-name="T12">s ease</text:span><text:span text:style-name="T5">;</text:span></text:p>
      <text:p text:style-name="P3">}</text:p>
      <text:p text:style-name="P1">/*============= PRICING SECTION =============*/</text:p>
      <text:p text:style-name="P1">/*============= TEAM SECTION FIXED BG IMG LIGHT =============*/</text:p>
      <text:p text:style-name="P1">/*--- Team Light Background Image --*/</text:p>
      <text:p text:style-name="P3">.<text:span text:style-name="T1">fixed </text:span>{</text:p>
      <text:p text:style-name="P4"><text:s text:c="3"/><text:span text:style-name="T9">background-image</text:span><text:span text:style-name="T5">: </text:span><text:span text:style-name="T3">url</text:span><text:span text:style-name="T5">(</text:span><text:span text:style-name="T12">'../img/fixed/office.jpg'</text:span><text:span text:style-name="T5">);</text:span></text:p>
      <text:p text:style-name="P4"><text:s text:c="3"/><text:span text:style-name="T9">position</text:span><text:span text:style-name="T5">: </text:span><text:span text:style-name="T12">fixed</text:span><text:span text:style-name="T5">;</text:span></text:p>
      <text:p text:style-name="P4"><text:s text:c="3"/><text:span text:style-name="T9">height</text:span><text:span text:style-name="T5">: </text:span><text:span text:style-name="T8">100</text:span><text:span text:style-name="T5">%;</text:span></text:p>
      <text:p text:style-name="P4"><text:s text:c="3"/><text:span text:style-name="T9">width</text:span><text:span text:style-name="T5">: </text:span><text:span text:style-name="T8">100</text:span><text:span text:style-name="T5">%;</text:span></text:p>
      <text:p text:style-name="P4"><text:s text:c="3"/><text:span text:style-name="T9">background-size</text:span><text:span text:style-name="T5">: </text:span><text:span text:style-name="T12">cover</text:span><text:span text:style-name="T5">;</text:span></text:p>
      <text:p text:style-name="P4"><text:s text:c="3"/><text:span text:style-name="T9">background-position</text:span><text:span text:style-name="T5">: </text:span><text:span text:style-name="T12">center center</text:span><text:span text:style-name="T5">;</text:span></text:p>
      <text:p text:style-name="P4"><text:s text:c="3"/><text:span text:style-name="T9">-webkit-transform</text:span><text:span text:style-name="T5">: </text:span><text:span text:style-name="T3">translateZ</text:span><text:span text:style-name="T5">(</text:span><text:span text:style-name="T8">0</text:span><text:span text:style-name="T5">);</text:span></text:p>
      <text:p text:style-name="P4"><text:s text:c="3"/><text:span text:style-name="T9">transform</text:span><text:span text:style-name="T5">: </text:span><text:span text:style-name="T3">translateZ</text:span><text:span text:style-name="T5">(</text:span><text:span text:style-name="T8">0</text:span><text:span text:style-name="T5">);</text:span></text:p>
      <text:p text:style-name="P4"><text:s text:c="3"/><text:span text:style-name="T9">will-change</text:span><text:span text:style-name="T5">: </text:span><text:span text:style-name="T3">transform</text:span><text:span text:style-name="T5">;</text:span></text:p>
      <text:p text:style-name="P4"><text:s text:c="3"/><text:span text:style-name="T9">z-index</text:span><text:span text:style-name="T5">: -</text:span><text:span text:style-name="T8">1</text:span><text:span text:style-name="T5">;</text:span></text:p>
      <text:p text:style-name="P4"><text:s text:c="3"/><text:span text:style-name="T9">top</text:span><text:span text:style-name="T5">: </text:span><text:span text:style-name="T8">0</text:span><text:span text:style-name="T5">;</text:span></text:p>
      <text:p text:style-name="P4"><text:s text:c="3"/><text:span text:style-name="T9">left</text:span><text:span text:style-name="T5">: </text:span><text:span text:style-name="T8">0</text:span><text:span text:style-name="T5">;</text:span></text:p>
      <text:p text:style-name="P4"><text:s text:c="3"/><text:span text:style-name="T9">display</text:span><text:span text:style-name="T5">: </text:span><text:span text:style-name="T12">table</text:span><text:span text:style-name="T5">;</text:span></text:p>
      <text:p text:style-name="P3">}</text:p>
      <text:p text:style-name="P3">.<text:span text:style-name="T1">light </text:span>{</text:p>
      <text:p text:style-name="P4"><text:s text:c="3"/><text:span text:style-name="T9">background-color</text:span><text:span text:style-name="T5">: </text:span><text:span text:style-name="T3">rgba</text:span><text:span text:style-name="T5">(</text:span><text:span text:style-name="T8">255</text:span><text:span text:style-name="T5">, </text:span><text:span text:style-name="T8">255</text:span><text:span text:style-name="T5">, </text:span><text:span text:style-name="T8">255</text:span><text:span text:style-name="T5">, </text:span><text:span text:style-name="T8">.75</text:span><text:span text:style-name="T5">);</text:span></text:p>
      <text:p text:style-name="P4"><text:s text:c="3"/><text:span text:style-name="T9">padding</text:span><text:span text:style-name="T5">: </text:span><text:span text:style-name="T8">5</text:span><text:span text:style-name="T12">rem </text:span><text:span text:style-name="T8">0</text:span><text:span text:style-name="T5">;</text:span></text:p>
      <text:p text:style-name="P4"><text:s text:c="3"/><text:span text:style-name="T9">z-index</text:span><text:span text:style-name="T5">: </text:span><text:span text:style-name="T8">1000</text:span><text:span text:style-name="T5">;</text:span></text:p>
      <text:p text:style-name="P3">}</text:p>
      <text:p text:style-name="P3">.<text:span text:style-name="T1">owl-stage </text:span>{</text:p>
      <text:p text:style-name="P4"><text:s text:c="3"/><text:span text:style-name="T9">display</text:span><text:span text:style-name="T5">: </text:span><text:span text:style-name="T12">flex</text:span><text:span text:style-name="T5">;</text:span></text:p>
      <text:p text:style-name="P3">}</text:p>
      <text:p text:style-name="P3">.<text:span text:style-name="T1">card </text:span>{</text:p>
      <text:p text:style-name="P4"><text:s text:c="3"/><text:span text:style-name="T9">height</text:span><text:span text:style-name="T5">: </text:span><text:span text:style-name="T8">100</text:span><text:span text:style-name="T5">%;</text:span></text:p>
      <text:p text:style-name="P4"><text:s text:c="3"/><text:span text:style-name="T9">border-radius</text:span><text:span text:style-name="T5">: </text:span><text:span text:style-name="T8">0</text:span><text:span text:style-name="T5">;</text:span></text:p>
      <text:p text:style-name="P4"><text:s text:c="3"/><text:span text:style-name="T9">text-align</text:span><text:span text:style-name="T5">: </text:span><text:span text:style-name="T12">center</text:span><text:span text:style-name="T5">;</text:span></text:p>
      <text:p text:style-name="P4"><text:s text:c="3"/><text:span text:style-name="T9">margin</text:span><text:span text:style-name="T5">: </text:span><text:span text:style-name="T8">0 1</text:span><text:span text:style-name="T12">rem</text:span><text:span text:style-name="T5">;</text:span></text:p>
      <text:p text:style-name="P4"><text:s text:c="3"/><text:span text:style-name="T9">border</text:span><text:span text:style-name="T5">: </text:span><text:span text:style-name="T8">.1</text:span><text:span text:style-name="T12">rem solid </text:span><text:span text:style-name="T3">rgba</text:span><text:span text:style-name="T5">(</text:span><text:span text:style-name="T8">0</text:span><text:span text:style-name="T5">, </text:span><text:span text:style-name="T8">0</text:span><text:span text:style-name="T5">, </text:span><text:span text:style-name="T8">0</text:span><text:span text:style-name="T5">, </text:span><text:span text:style-name="T8">.075</text:span><text:span text:style-name="T5">);</text:span></text:p>
      <text:p text:style-name="P4"><text:s text:c="3"/><text:span text:style-name="T9">box-shadow</text:span><text:span text:style-name="T5">: </text:span><text:span text:style-name="T8">0 0 .8</text:span><text:span text:style-name="T12">rem </text:span><text:span text:style-name="T3">rgba</text:span><text:span text:style-name="T5">(</text:span><text:span text:style-name="T8">0</text:span><text:span text:style-name="T5">, </text:span><text:span text:style-name="T8">0</text:span><text:span text:style-name="T5">, </text:span><text:span text:style-name="T8">0</text:span><text:span text:style-name="T5">, </text:span><text:span text:style-name="T8">.075</text:span><text:span text:style-name="T5">);</text:span></text:p>
      <text:p text:style-name="P4"><text:s text:c="3"/><text:span text:style-name="T9">transition</text:span><text:span text:style-name="T5">: </text:span><text:span text:style-name="T3">transform <text:s/></text:span><text:span text:style-name="T8">.4</text:span><text:span text:style-name="T12">s ease</text:span><text:span text:style-name="T5">;</text:span></text:p>
      <text:p text:style-name="P3">}</text:p>
      <text:p text:style-name="P3">.<text:span text:style-name="T1">card</text:span>:<text:span text:style-name="T1">hover </text:span>{</text:p>
      <text:p text:style-name="P4"><text:s text:c="3"/><text:span text:style-name="T9">transform</text:span><text:span text:style-name="T5">: </text:span><text:span text:style-name="T3">scale</text:span><text:span text:style-name="T5">(</text:span><text:span text:style-name="T8">.95</text:span><text:span text:style-name="T5">);</text:span></text:p>
      <text:p text:style-name="P3">}</text:p>
      <text:p text:style-name="P3"><text:span text:style-name="T1">button</text:span>.<text:span text:style-name="T1">owl-dot</text:span>.<text:span text:style-name="T1">active span</text:span>,</text:p>
      <text:p text:style-name="P3"><text:span text:style-name="T1">button</text:span>.<text:span text:style-name="T1">owl-dot</text:span>:<text:span text:style-name="T1">hover span </text:span>{</text:p>
      <text:p text:style-name="P4"><text:s text:c="3"/><text:span text:style-name="T9">background</text:span><text:span text:style-name="T5">: </text:span><text:span text:style-name="T3">#66c2ff!important</text:span><text:span text:style-name="T5">;</text:span></text:p>
      <text:p text:style-name="P3">}</text:p>
      <text:p text:style-name="P3"><text:span text:style-name="T1">ul</text:span>.<text:span text:style-name="T1">social </text:span>{</text:p>
      <text:p text:style-name="P4"><text:s text:c="3"/><text:span text:style-name="T9">list-style</text:span><text:span text:style-name="T5">: </text:span><text:span text:style-name="T12">none</text:span><text:span text:style-name="T5">;</text:span></text:p>
      <text:p text:style-name="P4"><text:s text:c="3"/><text:span text:style-name="T9">padding</text:span><text:span text:style-name="T5">: </text:span><text:span text:style-name="T8">0</text:span><text:span text:style-name="T5">;</text:span></text:p>
      <text:p text:style-name="P4"><text:s text:c="3"/><text:span text:style-name="T9">margin</text:span><text:span text:style-name="T5">: </text:span><text:span text:style-name="T8">0</text:span><text:span text:style-name="T5">;</text:span></text:p>
      <text:p text:style-name="P4"><text:s text:c="3"/><text:span text:style-name="T9">font-size</text:span><text:span text:style-name="T5">: </text:span><text:span text:style-name="T8">1.5</text:span><text:span text:style-name="T12">rem</text:span><text:span text:style-name="T5">;</text:span></text:p>
      <text:p text:style-name="P3">}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ul</text:span>.<text:span text:style-name="T1">social li </text:span>{</text:p>
      <text:p text:style-name="P4"><text:s text:c="3"/><text:span text:style-name="T9">display</text:span><text:span text:style-name="T5">: </text:span><text:span text:style-name="T12">inline</text:span><text:span text:style-name="T5">;</text:span></text:p>
      <text:p text:style-name="P4"><text:s text:c="3"/><text:span text:style-name="T9">padding-right</text:span><text:span text:style-name="T5">: </text:span><text:span text:style-name="T8">.8</text:span><text:span text:style-name="T12">rem</text:span><text:span text:style-name="T5">;</text:span></text:p>
      <text:p text:style-name="P3">}</text:p>
      <text:p text:style-name="P3"><text:span text:style-name="T1">ul</text:span>.<text:span text:style-name="T1">social li a </text:span>{</text:p>
      <text:p text:style-name="P4"><text:s text:c="3"/><text:span text:style-name="T9">color</text:span><text:span text:style-name="T5">: </text:span><text:span text:style-name="T3">#66c2ff</text:span><text:span text:style-name="T5">;</text:span></text:p>
      <text:p text:style-name="P4"><text:s text:c="3"/><text:span text:style-name="T9">transition</text:span><text:span text:style-name="T5">: </text:span><text:span text:style-name="T12">all </text:span><text:span text:style-name="T8">.2</text:span><text:span text:style-name="T12">s ease</text:span><text:span text:style-name="T5">;</text:span></text:p>
      <text:p text:style-name="P3">}</text:p>
      <text:p text:style-name="P3"><text:span text:style-name="T1">ul</text:span>.<text:span text:style-name="T1">social li a</text:span>:<text:span text:style-name="T1">hover </text:span>{</text:p>
      <text:p text:style-name="P4"><text:s text:c="3"/><text:span text:style-name="T9">color</text:span><text:span text:style-name="T5">: </text:span><text:span text:style-name="T3">#dfdf20</text:span><text:span text:style-name="T5">;</text:span></text:p>
      <text:p text:style-name="P3">}</text:p>
      <text:p text:style-name="P1">/*============= SKILLS SECTION =============*/</text:p>
      <text:p text:style-name="P1">/*============= CLIENTS SECTION =============*/</text:p>
      <text:p text:style-name="P1"/>
      <text:p text:style-name="P1"/>
      <text:p text:style-name="P1">/*============= CONTACT SECTION =============*/</text:p>
      <text:p text:style-name="P3">.<text:span text:style-name="T1">footer </text:span>{</text:p>
      <text:p text:style-name="P4"><text:s text:c="3"/><text:span text:style-name="T9">background</text:span><text:span text:style-name="T5">: </text:span><text:span text:style-name="T3">url</text:span><text:span text:style-name="T5">(</text:span><text:span text:style-name="T12">'../img/footer/footer.jpg'</text:span><text:span text:style-name="T5">) </text:span><text:span text:style-name="T12">no-repeat</text:span><text:span text:style-name="T5">;</text:span></text:p>
      <text:p text:style-name="P4"><text:s text:c="3"/><text:span text:style-name="T9">background-size</text:span><text:span text:style-name="T5">: </text:span><text:span text:style-name="T12">cover</text:span><text:span text:style-name="T5">;</text:span></text:p>
      <text:p text:style-name="P4"><text:s text:c="3"/><text:span text:style-name="T9">color</text:span><text:span text:style-name="T5">: </text:span><text:span text:style-name="T12">white</text:span><text:span text:style-name="T5">;</text:span></text:p>
      <text:p text:style-name="P4"><text:s text:c="2"/><text:span text:style-name="T17">/*-- background-color: #505962;---*/</text:span></text:p>
      <text:p text:style-name="P3">}</text:p>
      <text:p text:style-name="P3">.<text:span text:style-name="T1">row</text:span>.<text:span text:style-name="T1">outer </text:span>{</text:p>
      <text:p text:style-name="P4"><text:s text:c="3"/><text:span text:style-name="T9">background-color</text:span><text:span text:style-name="T5">: </text:span><text:span text:style-name="T3">rgba</text:span><text:span text:style-name="T5">(</text:span><text:span text:style-name="T8">57</text:span><text:span text:style-name="T5">, </text:span><text:span text:style-name="T8">63</text:span><text:span text:style-name="T5">, </text:span><text:span text:style-name="T8">70</text:span><text:span text:style-name="T5">, <text:s/></text:span><text:span text:style-name="T8">.75</text:span><text:span text:style-name="T5">);</text:span></text:p>
      <text:p text:style-name="P4"><text:s text:c="3"/><text:span text:style-name="T9">padding</text:span><text:span text:style-name="T5">: </text:span><text:span text:style-name="T8">1</text:span><text:span text:style-name="T12">rem </text:span><text:span text:style-name="T8">2</text:span><text:span text:style-name="T12">rem </text:span><text:span text:style-name="T8">3</text:span><text:span text:style-name="T12">rem</text:span><text:span text:style-name="T5">;</text:span></text:p>
      <text:p text:style-name="P3">}</text:p>
      <text:p text:style-name="P3">.<text:span text:style-name="T1">footer img </text:span>{</text:p>
      <text:p text:style-name="P4"><text:s text:c="3"/><text:span text:style-name="T9">height</text:span><text:span text:style-name="T5">: </text:span><text:span text:style-name="T8">3</text:span><text:span text:style-name="T12">rem</text:span><text:span text:style-name="T5">; </text:span><text:span text:style-name="T17">/* logo en el footer------*/</text:span></text:p>
      <text:p text:style-name="P4"><text:span text:style-name="T16"><text:s text:c="3"/></text:span><text:span text:style-name="T9">margin</text:span><text:span text:style-name="T5">: </text:span><text:span text:style-name="T8">1.5</text:span><text:span text:style-name="T12">rem </text:span><text:span text:style-name="T8">0</text:span><text:span text:style-name="T5">;</text:span></text:p>
      <text:p text:style-name="P3">}</text:p>
      <text:p text:style-name="P3">.<text:span text:style-name="T1">footer a</text:span>,</text:p>
      <text:p text:style-name="P3">.<text:span text:style-name="T1">footer ul</text:span>.<text:span text:style-name="T1">social li a </text:span>{</text:p>
      <text:p text:style-name="P4"><text:s text:c="3"/><text:span text:style-name="T9">color</text:span><text:span text:style-name="T5">: </text:span><text:span text:style-name="T12">white</text:span><text:span text:style-name="T5">;</text:span></text:p>
      <text:p text:style-name="P3">}</text:p>
      <text:p text:style-name="P3">.<text:span text:style-name="T1">footer ul</text:span>.<text:span text:style-name="T1">social li a</text:span>:<text:span text:style-name="T1">hover </text:span>{</text:p>
      <text:p text:style-name="P4"><text:s text:c="3"/><text:span text:style-name="T9">color</text:span><text:span text:style-name="T5">: </text:span><text:span text:style-name="T3">#66c2ff</text:span><text:span text:style-name="T5">;</text:span></text:p>
      <text:p text:style-name="P3">}</text:p>
      <text:p text:style-name="P3">.<text:span text:style-name="T1">footer h3 </text:span>{</text:p>
      <text:p text:style-name="P4"><text:s text:c="3"/><text:span text:style-name="T9">text-transform</text:span><text:span text:style-name="T5">: </text:span><text:span text:style-name="T12">uppercase</text:span><text:span text:style-name="T5">;</text:span></text:p>
      <text:p text:style-name="P4"><text:s text:c="3"/><text:span text:style-name="T9">margin</text:span><text:span text:style-name="T5">: </text:span><text:span text:style-name="T8">1.5</text:span><text:span text:style-name="T12">rem </text:span><text:span text:style-name="T8">0</text:span><text:span text:style-name="T5">;</text:span></text:p>
      <text:p text:style-name="P3">}</text:p>
      <text:p text:style-name="P1">/*--- Contact Form --*/</text:p>
      <text:p text:style-name="P3">.<text:span text:style-name="T1">form-group </text:span>{</text:p>
      <text:p text:style-name="P4"><text:s text:c="3"/><text:span text:style-name="T9">margin-bottom</text:span><text:span text:style-name="T5">: </text:span><text:span text:style-name="T8">1.3</text:span><text:span text:style-name="T3">ren</text:span><text:span text:style-name="T5">;</text:span></text:p>
      <text:p text:style-name="P3">}</text:p>
      <text:p text:style-name="P3">.<text:span text:style-name="T1">form-control </text:span>{</text:p>
      <text:p text:style-name="P4"><text:s text:c="3"/><text:span text:style-name="T9">background-color</text:span><text:span text:style-name="T5">: </text:span><text:span text:style-name="T3">#9299a0</text:span><text:span text:style-name="T5">;</text:span></text:p>
      <text:p text:style-name="P4"><text:s text:c="3"/><text:span text:style-name="T9">border-radius</text:span><text:span text:style-name="T5">: </text:span><text:span text:style-name="T8">0</text:span><text:span text:style-name="T5">;</text:span></text:p>
      <text:p text:style-name="P4"><text:s text:c="3"/><text:span text:style-name="T9">border</text:span><text:span text:style-name="T5">: </text:span><text:span text:style-name="T8">.15</text:span><text:span text:style-name="T12">rem solid </text:span><text:span text:style-name="T3">#53595f</text:span><text:span text:style-name="T5">;</text:span></text:p>
      <text:p text:style-name="P4"><text:s text:c="3"/><text:span text:style-name="T9">color</text:span><text:span text:style-name="T5">: </text:span><text:span text:style-name="T12">white</text:span><text:span text:style-name="T5">;</text:span></text:p>
      <text:p text:style-name="P4"><text:s text:c="3"/><text:span text:style-name="T9">font-size</text:span><text:span text:style-name="T5">: </text:span><text:span text:style-name="T8">1.1</text:span><text:span text:style-name="T12">rem</text:span><text:span text:style-name="T5">;</text:span></text:p>
      <text:p text:style-name="P3">}</text:p>
      <text:p text:style-name="P3">.<text:span text:style-name="T1">form-control</text:span>:<text:span text:style-name="T1">focus </text:span>{</text:p>
      <text:p text:style-name="P4"><text:s text:c="3"/><text:span text:style-name="T9">background-color</text:span><text:span text:style-name="T5">:</text:span><text:span text:style-name="T3">#9299a0</text:span><text:span text:style-name="T5">;</text:span></text:p>
      <text:p text:style-name="P4"><text:s text:c="3"/><text:span text:style-name="T9">border</text:span><text:span text:style-name="T5">: </text:span><text:span text:style-name="T8">.15</text:span><text:span text:style-name="T12">rem solid </text:span><text:span text:style-name="T3">#53595f</text:span><text:span text:style-name="T5">;</text:span></text:p>
      <text:p text:style-name="P3">}</text:p>
      <text:p text:style-name="P3"/>
      <text:p text:style-name="P3"><text:soft-page-break/></text:p>
      <text:p text:style-name="P3"/>
      <text:p text:style-name="P3"/>
      <text:p text:style-name="P3">.<text:span text:style-name="T1">form-group input</text:span>::<text:span text:style-name="T1">placeholder</text:span>,</text:p>
      <text:p text:style-name="P3">.<text:span text:style-name="T1">form-group textarea</text:span>::<text:span text:style-name="T1">placeholder </text:span>{</text:p>
      <text:p text:style-name="P4"><text:s text:c="3"/><text:span text:style-name="T9">color</text:span><text:span text:style-name="T5">: </text:span><text:span text:style-name="T3">#b2b5b8!important</text:span><text:span text:style-name="T5">;</text:span></text:p>
      <text:p text:style-name="P3">}</text:p>
      <text:p text:style-name="P3"><text:span text:style-name="T1">hr</text:span>.<text:span text:style-name="T1">socket </text:span>{</text:p>
      <text:p text:style-name="P4"><text:s text:c="3"/><text:span text:style-name="T9">border-top</text:span><text:span text:style-name="T5">: </text:span><text:span text:style-name="T8">.2</text:span><text:span text:style-name="T12">rem solid </text:span><text:span text:style-name="T3">#80ccff</text:span><text:span text:style-name="T5">;</text:span></text:p>
      <text:p text:style-name="P4"><text:s text:c="3"/><text:span text:style-name="T9">width</text:span><text:span text:style-name="T5">: </text:span><text:span text:style-name="T8">100</text:span><text:span text:style-name="T5">%;</text:span></text:p>
      <text:p text:style-name="P4"><text:s text:c="3"/><text:span text:style-name="T9">border-bottom</text:span><text:span text:style-name="T5">: </text:span><text:span text:style-name="T8">.2</text:span><text:span text:style-name="T12">rem solid </text:span><text:span text:style-name="T3">#f2f2f2</text:span><text:span text:style-name="T5">;</text:span></text:p>
      <text:p text:style-name="P4"><text:s text:c="3"/><text:span text:style-name="T9">width</text:span><text:span text:style-name="T5">: </text:span><text:span text:style-name="T8">100</text:span><text:span text:style-name="T5">%;</text:span></text:p>
      <text:p text:style-name="P3">}</text:p>
      <text:p text:style-name="P1">/*============= TOP SCROLL =============*/</text:p>
      <text:p text:style-name="P1">/*============= MEDIA QUERIES =============*/</text:p>
      <text:p text:style-name="P1">/* Devices under 992px (lg) */</text:p>
      <text:p text:style-name="P1">/* Devices under 768px (md) */</text:p>
      <text:p text:style-name="P1">/* Devices under 576px (sm) */</text:p>
      <text:p text:style-name="P1">/*============ BOOTSTRAP BREAK POINTS:</text:p>
      <text:p text:style-name="P1">Extra small (xs) devices (portrait phones, less than 576px)</text:p>
      <text:p text:style-name="P1">No media query since this is the default in Bootstrap</text:p>
      <text:p text:style-name="P1">Small (sm) devices (landscape phones, 576px and up)</text:p>
      <text:p text:style-name="P1">@media (min-width: 576px) { ... }</text:p>
      <text:p text:style-name="P1">Medium (md) devices (tablets, 768px and up)</text:p>
      <text:p text:style-name="P1">@media (min-width: 768px) { ... }</text:p>
      <text:p text:style-name="P1">Large (lg) devices (desktops, 992px and up)</text:p>
      <text:p text:style-name="P1">@media (min-width: 992px) { ... }</text:p>
      <text:p text:style-name="P1">Extra (xl) large devices (large desktops, 1200px and up)</text:p>
      <text:p text:style-name="P1">@media (min-width: 1200px) { ... }</text:p>
      <text:p text:style-name="P6">=============*/</text:p>
      <text:p text:style-name="P14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29:42.289004618</meta:creation-date>
    <meta:generator>LibreOffice/6.0.7.3$Linux_X86_64 LibreOffice_project/00m0$Build-3</meta:generator>
    <dc:date>2020-02-23T19:27:01.017106775</dc:date>
    <meta:editing-duration>PT40M41S</meta:editing-duration>
    <meta:editing-cycles>6</meta:editing-cycles>
    <meta:document-statistic meta:table-count="0" meta:image-count="0" meta:object-count="0" meta:page-count="6" meta:paragraph-count="296" meta:word-count="844" meta:character-count="6577" meta:non-whitespace-character-count="5591"/>
  </office:meta>
</office:document-meta>
</file>